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CacheManager.getCache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ositeCacheManager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Manager.getCache( String cacheName , ICompositeCacheAttributes cattr , IElement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siteCacheManager.release( boolean fromRemot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ompositeCacheManager.getConfiguration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Manager.incrementCli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Manager.setDefaultCacheAttributes( ICompositeCacheAttributes icc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Manager.registryAttrPut( AuxiliaryCacheAttributes aux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Manager.registryFacPut( AuxiliaryCacheFactory auxFa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Manager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Manager.registryFacGe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Manager.getStatistic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mpositeCacheManager.configure( Properties props , boolean useSystemProperti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CompositeCacheManager.setConfigurationProperties(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Manager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ositeCacheManager.CompositeCache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positeCacheManager.freeCach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Manager.getUnconfiguredInstan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mpositeCacheManager.freeCache( String name , boolean fromRemo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siteCacheManager.getCache( ICompositeCacheAttributes c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Manager.config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Manager.getCache( ICompositeCacheAttributes cattr , IElementAttributes at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mpositeCacheManager.getDefaultElemen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Manager.getDefaultCach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Manager.setDefaultElementAttributes( IElementAttributes i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Manager.getCach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Manager.getDefaultCat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Manager.configure(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Manager.shutDow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hutdownHook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siteCacheManager.getInstance( String propsFi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mpositeCacheManager.registerShutdownObserver( IShutdownObserver ob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siteCacheManager.deregisterShutdownObserver( IShutdownObserver ob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siteCacheManager.registryAttrGe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Manager.getSta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mpositeCacheManager.configure( String propFi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CompositeCacheManager.getCache(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Manager.getCache( String cacheName , ICompositeCacheAttributes c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